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F0000008B10952B3168510F85.jpg" manifest:media-type="image/jpeg"/>
  <manifest:file-entry manifest:full-path="Pictures/1000000000000020000000204B249CA79A42C6D7.png" manifest:media-type="image/png"/>
  <manifest:file-entry manifest:full-path="Pictures/10000000000000650000008EB04349F7B5D7E601.jpg" manifest:media-type="image/jpeg"/>
  <manifest:file-entry manifest:full-path="Pictures/10000000000001C2000001A96CD00AB7F2977BE3.jpg" manifest:media-type="image/jpeg"/>
  <manifest:file-entry manifest:full-path="Pictures/100000000000006B0000009D5AD91086D8D4A5CB.jpg" manifest:media-type="image/jpeg"/>
  <manifest:file-entry manifest:full-path="Pictures/100000000000007000000090A01F42BCED28266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cm" svg:height="8.501cm" svg:x="1.027cm" svg:y="1.031cm">
          <draw:image xlink:href="Pictures/10000000000001C2000001A96CD00AB7F2977BE3.jpg" xlink:type="simple" xlink:show="embed" xlink:actuate="onLoad">
            <text:p/>
          </draw:image>
        </draw:frame>
        <draw:frame draw:style-name="gr1" draw:text-style-name="P1" draw:layer="layout" svg:width="4.616cm" svg:height="6.491cm" svg:x="11.984cm" svg:y="2cm">
          <draw:image xlink:href="Pictures/10000000000000650000008EB04349F7B5D7E601.jpg" xlink:type="simple" xlink:show="embed" xlink:actuate="onLoad">
            <text:p/>
          </draw:image>
        </draw:frame>
        <draw:frame draw:style-name="gr1" draw:text-style-name="P1" draw:layer="layout" svg:width="5cm" svg:height="6.262cm" svg:x="2cm" svg:y="11cm">
          <draw:image xlink:href="Pictures/100000000000006F0000008B10952B3168510F85.jpg" xlink:type="simple" xlink:show="embed" xlink:actuate="onLoad">
            <text:p/>
          </draw:image>
        </draw:frame>
        <draw:frame draw:style-name="gr1" draw:text-style-name="P1" draw:layer="layout" svg:width="4.8cm" svg:height="7.044cm" svg:x="9cm" svg:y="11cm">
          <draw:image xlink:href="Pictures/100000000000006B0000009D5AD91086D8D4A5CB.jpg" xlink:type="simple" xlink:show="embed" xlink:actuate="onLoad">
            <text:p/>
          </draw:image>
        </draw:frame>
        <draw:frame draw:style-name="gr1" draw:text-style-name="P1" draw:layer="layout" svg:width="4.906cm" svg:height="6.309cm" svg:x="15cm" svg:y="10.991cm">
          <draw:image xlink:href="Pictures/100000000000007000000090A01F42BCED28266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0M28S</meta:editing-duration>
    <meta:editing-cycles>3</meta:editing-cycles>
    <meta:generator>LibreOffice/5.2.7.2$Windows_x86 LibreOffice_project/2b7f1e640c46ceb28adf43ee075a6e8b8439ed10</meta:generator>
    <dc:date>2020-03-20T12:47:56.747000000</dc:date>
    <meta:document-statistic meta:object-count="5"/>
  </office:meta>
</office:document-meta>
</file>